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952cm" fo:min-width="9.296cm"/>
    </style:style>
    <style:style style:name="gr2" style:family="graphic" style:parent-style-name="standard">
      <style:graphic-properties draw:stroke="none" draw:fill="none" draw:fill-color="#ffffff" draw:auto-grow-width="true" fo:min-height="0.713cm" fo:min-width="1.11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none" draw:fill-color="#ffffff" draw:auto-grow-width="true" fo:min-height="0.952cm" fo:min-width="3.0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6cm"/>
    </style:style>
    <style:style style:name="gr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1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19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709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4" style:family="graphic" style:parent-style-name="standard">
      <style:graphic-properties svg:stroke-color="#000000" draw:fill="none" draw:textarea-vertical-align="middle"/>
    </style:style>
    <style:style style:name="gr125" style:family="graphic" style:parent-style-name="standard">
      <style:graphic-properties draw:stroke="none" draw:fill-color="#ffffff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3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6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text-properties fo:color="#336699" fo:font-size="14pt" style:font-size-asian="14pt" style:font-size-complex="14pt"/>
    </style:style>
    <style:style style:name="P4" style:family="paragraph">
      <style:text-properties fo:color="#336699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font-size="7pt" style:font-size-asian="7pt" style:font-size-complex="7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336699"/>
    </style:style>
    <style:style style:name="T2" style:family="text">
      <style:text-properties fo:color="#336699" fo:font-size="14pt" style:font-size-asian="14pt" style:font-size-complex="14pt"/>
    </style:style>
    <style:style style:name="T3" style:family="text">
      <style:text-properties fo:color="#336699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9.796cm" svg:height="1.202cm" svg:x="5.75cm" svg:y="27.798cm">
          <draw:text-box>
            <text:p><text:span text:style-name="T1"><text:author-name text:fixed="false">Luis David Gonzalez Salvá</text:author-name></text:span></text:p>
          </draw:text-box>
        </draw:frame>
        <draw:frame draw:style-name="gr2" draw:text-style-name="P1" draw:layer="layout" svg:width="3.393cm" svg:height="0.963cm" svg:x="17.361cm" svg:y="27.75cm">
          <draw:text-box>
            <text:p text:style-name="P1"><text:span text:style-name="T1"><text:page-number>1</text:page-number></text:span></text:p>
          </draw:text-box>
        </draw:frame>
        <draw:line draw:style-name="gr3" draw:text-style-name="P2" draw:layer="layout" svg:x1="1cm" svg:y1="27.75cm" svg:x2="20cm" svg:y2="27.75cm">
          <text:p/>
        </draw:line>
        <draw:rect draw:style-name="gr4" draw:text-style-name="P2" draw:layer="layout" svg:width="19cm" svg:height="27.7cm" svg:x="1cm" svg:y="1cm">
          <text:p/>
        </draw:rect>
        <draw:line draw:style-name="gr3" draw:text-style-name="P2" draw:layer="layout" svg:x1="14.5cm" svg:y1="27.75cm" svg:x2="14.5cm" svg:y2="28.7cm">
          <text:p/>
        </draw:line>
        <draw:line draw:style-name="gr3" draw:text-style-name="P2" draw:layer="layout" svg:x1="5.25cm" svg:y1="27.75cm" svg:x2="5.25cm" svg:y2="28.7cm">
          <text:p/>
        </draw:line>
        <draw:line draw:style-name="gr3" draw:text-style-name="P2" draw:layer="layout" svg:x1="1cm" svg:y1="1.75cm" svg:x2="20cm" svg:y2="1.75cm">
          <text:p/>
        </draw:line>
        <draw:frame draw:style-name="gr5" draw:text-style-name="P3" draw:layer="layout" svg:width="3.524cm" svg:height="1.202cm" svg:x="8.726cm" svg:y="1.048cm">
          <draw:text-box>
            <text:p text:style-name="P1"><text:span text:style-name="T2">Ejercicio 1</text:span></text:p>
          </draw:text-box>
        </draw:frame>
        <draw:frame draw:style-name="gr6" draw:text-style-name="P4" draw:layer="layout" svg:width="7.36cm" svg:height="0.725cm" svg:x="12.4cm" svg:y="1cm">
          <draw:text-box>
            <text:p text:style-name="P1"><text:span text:style-name="T3">Open Office Draw – SFC-GRAFCET</text:span></text:p>
          </draw:text-box>
        </draw:frame>
        <draw:line draw:style-name="gr3" draw:text-style-name="P2" draw:layer="layout" svg:x1="12.05cm" svg:y1="1cm" svg:x2="12.05cm" svg:y2="1.75cm">
          <text:p/>
        </draw:line>
        <draw:g>
          <draw:glue-point draw:id="4" svg:x="-2.666cm" svg:y="5.002cm"/>
          <draw:g>
            <draw:glue-point draw:id="4" svg:x="0cm" svg:y="5.002cm"/>
            <draw:line draw:style-name="gr7" draw:text-style-name="P5" draw:layer="layout" svg:x1="2.504cm" svg:y1="5.499cm" svg:x2="2.504cm" svg:y2="6.249cm">
              <text:p/>
            </draw:line>
            <draw:line draw:style-name="gr8" draw:text-style-name="P5" draw:layer="layout" svg:x1="2.285cm" svg:y1="5.873cm" svg:x2="2.724cm" svg:y2="5.873cm">
              <text:p/>
            </draw:line>
            <draw:g>
              <draw:rect draw:style-name="gr9" draw:text-style-name="P5" draw:layer="layout" svg:width="0.878cm" svg:height="0.75cm" svg:x="2.066cm" svg:y="4.75cm">
                <text:p/>
              </draw:rect>
              <draw:rect draw:style-name="gr10" draw:text-style-name="P7" draw:layer="layout" svg:width="0.706cm" svg:height="0.623cm" svg:x="2.152cm" svg:y="4.814cm">
                <text:p text:style-name="P6"><text:span text:style-name="T4">0</text:span></text:p>
              </draw:rect>
            </draw:g>
          </draw:g>
          <draw:frame draw:style-name="gr11" draw:text-style-name="P9" draw:layer="layout" svg:width="1.319cm" svg:height="0.64cm" svg:x="2.725cm" svg:y="5.63cm">
            <draw:text-box>
              <text:p text:style-name="P8"><text:span text:style-name="T5">Inicio</text:span></text:p>
            </draw:text-box>
          </draw:frame>
        </draw:g>
        <draw:rect draw:style-name="gr12" draw:text-style-name="P10" draw:layer="layout" svg:width="1.169cm" svg:height="0.938cm" svg:x="1.9cm" svg:y="6.231cm">
          <text:p text:style-name="P6"><text:span text:style-name="T6">Estado</text:span></text:p>
          <text:p text:style-name="P6"><text:span text:style-name="T6">A</text:span></text:p>
        </draw:rect>
        <draw:g>
          <draw:line draw:style-name="gr13" draw:text-style-name="P5" draw:layer="layout" svg:x1="2.467cm" svg:y1="7.169cm" svg:x2="2.467cm" svg:y2="8.107cm">
            <text:p/>
          </draw:line>
          <draw:line draw:style-name="gr14" draw:text-style-name="P5" draw:layer="layout" svg:x1="2.251cm" svg:y1="7.638cm" svg:x2="2.684cm" svg:y2="7.638cm">
            <text:p/>
          </draw:line>
          <draw:frame draw:style-name="gr15" draw:text-style-name="P9" draw:layer="layout" svg:width="1.209cm" svg:height="0.64cm" svg:x="2.684cm" svg:y="7.318cm">
            <draw:text-box>
              <text:p text:style-name="P8"><text:span text:style-name="T5">f2</text:span></text:p>
            </draw:text-box>
          </draw:frame>
        </draw:g>
        <draw:g>
          <draw:line draw:style-name="gr16" draw:text-style-name="P5" draw:layer="layout" svg:x1="3.113cm" svg:y1="6.747cm" svg:x2="3.491cm" svg:y2="6.747cm">
            <text:p/>
          </draw:line>
          <draw:g>
            <draw:rect draw:style-name="gr17" draw:text-style-name="P10" draw:layer="layout" svg:width="1.135cm" svg:height="0.939cm" svg:x="4.815cm" svg:y="6.287cm">
              <text:p text:style-name="P6"><text:span text:style-name="T6">A_ON</text:span></text:p>
            </draw:rect>
            <draw:rect draw:style-name="gr18" draw:text-style-name="P10" draw:layer="layout" svg:width="1.315cm" svg:height="0.938cm" svg:x="3.5cm" svg:y="6.278cm">
              <text:p text:style-name="P6"><text:span text:style-name="T6">MB_ON</text:span></text:p>
            </draw:rect>
          </draw:g>
        </draw:g>
        <draw:rect draw:style-name="gr19" draw:text-style-name="P10" draw:layer="layout" svg:width="1.169cm" svg:height="0.939cm" svg:x="1.9cm" svg:y="8.125cm">
          <text:p text:style-name="P6"><text:span text:style-name="T6">Estado</text:span></text:p>
          <text:p text:style-name="P6"><text:span text:style-name="T6">B</text:span></text:p>
        </draw:rect>
        <draw:g>
          <draw:line draw:style-name="gr20" draw:text-style-name="P5" draw:layer="layout" svg:x1="2.467cm" svg:y1="9.064cm" svg:x2="2.467cm" svg:y2="10.002cm">
            <text:p/>
          </draw:line>
          <draw:line draw:style-name="gr21" draw:text-style-name="P5" draw:layer="layout" svg:x1="2.251cm" svg:y1="9.533cm" svg:x2="2.684cm" svg:y2="9.533cm">
            <text:p/>
          </draw:line>
          <draw:frame draw:style-name="gr22" draw:text-style-name="P9" draw:layer="layout" svg:width="1.209cm" svg:height="0.64cm" svg:x="2.684cm" svg:y="9.212cm">
            <draw:text-box>
              <text:p text:style-name="P8"><text:span text:style-name="T5">f3</text:span></text:p>
            </draw:text-box>
          </draw:frame>
        </draw:g>
        <draw:g>
          <draw:line draw:style-name="gr23" draw:text-style-name="P5" draw:layer="layout" svg:x1="3.113cm" svg:y1="8.642cm" svg:x2="3.491cm" svg:y2="8.642cm">
            <text:p/>
          </draw:line>
          <draw:g>
            <draw:rect draw:style-name="gr24" draw:text-style-name="P10" draw:layer="layout" svg:width="1.135cm" svg:height="0.938cm" svg:x="4.815cm" svg:y="8.182cm">
              <text:p text:style-name="P6"><text:span text:style-name="T6">A_ON</text:span></text:p>
            </draw:rect>
            <draw:rect draw:style-name="gr25" draw:text-style-name="P10" draw:layer="layout" svg:width="1.315cm" svg:height="0.939cm" svg:x="3.5cm" svg:y="8.172cm">
              <text:p text:style-name="P6"><text:span text:style-name="T6">MB_ON</text:span></text:p>
            </draw:rect>
          </draw:g>
        </draw:g>
        <draw:rect draw:style-name="gr26" draw:text-style-name="P10" draw:layer="layout" svg:width="1.255cm" svg:height="0.948cm" svg:x="5.918cm" svg:y="8.172cm">
          <text:p text:style-name="P6"><text:span text:style-name="T6">B_ON</text:span></text:p>
        </draw:rect>
        <draw:rect draw:style-name="gr27" draw:text-style-name="P10" draw:layer="layout" svg:width="1.169cm" svg:height="0.938cm" svg:x="1.9cm" svg:y="10.002cm">
          <text:p text:style-name="P6"><text:span text:style-name="T6">Pausa</text:span></text:p>
          <text:p text:style-name="P6"><text:span text:style-name="T6">1</text:span></text:p>
        </draw:rect>
        <draw:g>
          <draw:line draw:style-name="gr28" draw:text-style-name="P5" draw:layer="layout" svg:x1="2.467cm" svg:y1="10.94cm" svg:x2="2.467cm" svg:y2="11.878cm">
            <text:p/>
          </draw:line>
          <draw:line draw:style-name="gr29" draw:text-style-name="P5" draw:layer="layout" svg:x1="2.251cm" svg:y1="11.41cm" svg:x2="2.684cm" svg:y2="11.41cm">
            <text:p/>
          </draw:line>
          <draw:frame draw:style-name="gr30" draw:text-style-name="P9" draw:layer="layout" svg:width="1.209cm" svg:height="0.64cm" svg:x="2.684cm" svg:y="11.089cm">
            <draw:text-box>
              <text:p text:style-name="P8"><text:span text:style-name="T5">t1</text:span></text:p>
            </draw:text-box>
          </draw:frame>
        </draw:g>
        <draw:g>
          <draw:line draw:style-name="gr31" draw:text-style-name="P5" draw:layer="layout" svg:x1="3.113cm" svg:y1="10.518cm" svg:x2="3.458cm" svg:y2="10.518cm">
            <text:p/>
          </draw:line>
          <draw:g>
            <draw:rect draw:style-name="gr32" draw:text-style-name="P10" draw:layer="layout" svg:width="1.035cm" svg:height="0.939cm" svg:x="4.665cm" svg:y="10.058cm">
              <text:p text:style-name="P6"><text:span text:style-name="T6">A_ON</text:span></text:p>
            </draw:rect>
            <draw:rect draw:style-name="gr33" draw:text-style-name="P10" draw:layer="layout" svg:width="1.199cm" svg:height="0.938cm" svg:x="3.466cm" svg:y="10.049cm">
              <text:p text:style-name="P6"><text:span text:style-name="T6">MB_ON</text:span></text:p>
            </draw:rect>
          </draw:g>
        </draw:g>
        <draw:rect draw:style-name="gr34" draw:text-style-name="P10" draw:layer="layout" svg:width="1.255cm" svg:height="0.948cm" svg:x="5.718cm" svg:y="10.049cm">
          <text:p text:style-name="P6"><text:span text:style-name="T6">t1_ON</text:span></text:p>
          <text:p text:style-name="P6"><text:span text:style-name="T6">x seg</text:span></text:p>
        </draw:rect>
        <draw:rect draw:style-name="gr35" draw:text-style-name="P10" draw:layer="layout" svg:width="1.169cm" svg:height="0.938cm" svg:x="1.9cm" svg:y="11.879cm">
          <text:p text:style-name="P6"><text:span text:style-name="T6">Estado</text:span></text:p>
          <text:p text:style-name="P6"><text:span text:style-name="T6">C</text:span></text:p>
        </draw:rect>
        <draw:g>
          <draw:line draw:style-name="gr36" draw:text-style-name="P5" draw:layer="layout" svg:x1="2.467cm" svg:y1="12.817cm" svg:x2="2.467cm" svg:y2="13.755cm">
            <text:p/>
          </draw:line>
          <draw:line draw:style-name="gr37" draw:text-style-name="P5" draw:layer="layout" svg:x1="2.251cm" svg:y1="13.286cm" svg:x2="2.684cm" svg:y2="13.286cm">
            <text:p/>
          </draw:line>
          <draw:frame draw:style-name="gr38" draw:text-style-name="P9" draw:layer="layout" svg:width="1.209cm" svg:height="0.64cm" svg:x="2.684cm" svg:y="12.965cm">
            <draw:text-box>
              <text:p text:style-name="P8"><text:span text:style-name="T5">f5</text:span></text:p>
            </draw:text-box>
          </draw:frame>
        </draw:g>
        <draw:g>
          <draw:line draw:style-name="gr39" draw:text-style-name="P5" draw:layer="layout" svg:x1="3.113cm" svg:y1="12.395cm" svg:x2="3.491cm" svg:y2="12.395cm">
            <text:p/>
          </draw:line>
          <draw:g>
            <draw:rect draw:style-name="gr40" draw:text-style-name="P10" draw:layer="layout" svg:width="1.135cm" svg:height="0.938cm" svg:x="4.815cm" svg:y="11.935cm">
              <text:p text:style-name="P6"><text:span text:style-name="T6">A_ON</text:span></text:p>
            </draw:rect>
            <draw:rect draw:style-name="gr41" draw:text-style-name="P10" draw:layer="layout" svg:width="1.315cm" svg:height="0.938cm" svg:x="3.5cm" svg:y="11.926cm">
              <text:p text:style-name="P6"><text:span text:style-name="T6">MB_ON</text:span></text:p>
            </draw:rect>
          </draw:g>
        </draw:g>
        <draw:rect draw:style-name="gr42" draw:text-style-name="P10" draw:layer="layout" svg:width="1.082cm" svg:height="0.948cm" svg:x="5.718cm" svg:y="13.802cm">
          <text:p text:style-name="P6"><text:span text:style-name="T6">C_ON</text:span></text:p>
        </draw:rect>
        <draw:rect draw:style-name="gr43" draw:text-style-name="P10" draw:layer="layout" svg:width="1.169cm" svg:height="0.939cm" svg:x="1.9cm" svg:y="13.755cm">
          <text:p text:style-name="P6"><text:span text:style-name="T6">Pausa</text:span></text:p>
          <text:p text:style-name="P6"><text:span text:style-name="T6">2</text:span></text:p>
        </draw:rect>
        <draw:g>
          <draw:line draw:style-name="gr44" draw:text-style-name="P5" draw:layer="layout" svg:x1="3.113cm" svg:y1="14.271cm" svg:x2="3.458cm" svg:y2="14.271cm">
            <text:p/>
          </draw:line>
          <draw:g>
            <draw:rect draw:style-name="gr45" draw:text-style-name="P10" draw:layer="layout" svg:width="1.035cm" svg:height="0.938cm" svg:x="4.665cm" svg:y="13.812cm">
              <text:p text:style-name="P6"><text:span text:style-name="T6">A_ON</text:span></text:p>
            </draw:rect>
            <draw:rect draw:style-name="gr46" draw:text-style-name="P10" draw:layer="layout" svg:width="1.199cm" svg:height="0.939cm" svg:x="3.466cm" svg:y="13.802cm">
              <text:p text:style-name="P6"><text:span text:style-name="T6">MB_ON</text:span></text:p>
            </draw:rect>
          </draw:g>
        </draw:g>
        <draw:rect draw:style-name="gr47" draw:text-style-name="P10" draw:layer="layout" svg:width="1.256cm" svg:height="0.948cm" svg:x="6.744cm" svg:y="13.802cm">
          <text:p text:style-name="P6"><text:span text:style-name="T6">t2_ON</text:span></text:p>
          <text:p text:style-name="P6"><text:span text:style-name="T6">x seg</text:span></text:p>
        </draw:rect>
        <draw:g>
          <draw:line draw:style-name="gr48" draw:text-style-name="P5" draw:layer="layout" svg:x1="2.45cm" svg:y1="14.65cm" svg:x2="2.45cm" svg:y2="15.65cm">
            <text:p/>
          </draw:line>
          <draw:line draw:style-name="gr49" draw:text-style-name="P5" draw:layer="layout" svg:x1="2.2cm" svg:y1="15.15cm" svg:x2="2.7cm" svg:y2="15.15cm">
            <text:p/>
          </draw:line>
          <draw:frame draw:style-name="gr50" draw:text-style-name="P9" draw:layer="layout" svg:width="1.395cm" svg:height="0.64cm" svg:x="2.7cm" svg:y="14.808cm">
            <draw:text-box>
              <text:p text:style-name="P8"><text:span text:style-name="T5">t2</text:span></text:p>
            </draw:text-box>
          </draw:frame>
        </draw:g>
        <draw:rect draw:style-name="gr51" draw:text-style-name="P10" draw:layer="layout" svg:width="1.169cm" svg:height="0.938cm" svg:x="1.95cm" svg:y="15.605cm">
          <text:p text:style-name="P6"><text:span text:style-name="T6">Estado</text:span></text:p>
          <text:p text:style-name="P6"><text:span text:style-name="T6">D</text:span></text:p>
        </draw:rect>
        <draw:g>
          <draw:line draw:style-name="gr52" draw:text-style-name="P5" draw:layer="layout" svg:x1="3.119cm" svg:y1="16.121cm" svg:x2="3.463cm" svg:y2="16.121cm">
            <text:p/>
          </draw:line>
          <draw:g>
            <draw:rect draw:style-name="gr53" draw:text-style-name="P10" draw:layer="layout" svg:width="1.032cm" svg:height="0.939cm" svg:x="4.668cm" svg:y="15.661cm">
              <text:p text:style-name="P6"><text:span text:style-name="T6">A_ON</text:span></text:p>
            </draw:rect>
            <draw:rect draw:style-name="gr54" draw:text-style-name="P10" draw:layer="layout" svg:width="1.197cm" svg:height="0.938cm" svg:x="3.471cm" svg:y="15.652cm">
              <text:p text:style-name="P6"><text:span text:style-name="T6">MB_ON</text:span></text:p>
            </draw:rect>
          </draw:g>
          <draw:line draw:style-name="gr55" draw:text-style-name="P5" draw:layer="layout" svg:x1="2.95cm" svg:y1="18cm" svg:x2="3.294cm" svg:y2="18cm">
            <text:p/>
          </draw:line>
        </draw:g>
        <draw:g>
          <draw:line draw:style-name="gr56" draw:text-style-name="P5" draw:layer="layout" svg:x1="2.45cm" svg:y1="16.5cm" svg:x2="2.45cm" svg:y2="17.5cm">
            <text:p/>
          </draw:line>
          <draw:line draw:style-name="gr57" draw:text-style-name="P5" draw:layer="layout" svg:x1="2.2cm" svg:y1="17cm" svg:x2="2.7cm" svg:y2="17cm">
            <text:p/>
          </draw:line>
          <draw:frame draw:style-name="gr58" draw:text-style-name="P9" draw:layer="layout" svg:width="1.395cm" svg:height="0.64cm" svg:x="2.7cm" svg:y="16.658cm">
            <draw:text-box>
              <text:p text:style-name="P8"><text:span text:style-name="T5">f4</text:span></text:p>
            </draw:text-box>
          </draw:frame>
        </draw:g>
        <draw:rect draw:style-name="gr59" draw:text-style-name="P10" draw:layer="layout" svg:width="1cm" svg:height="1cm" svg:x="1.984cm" svg:y="17.443cm">
          <text:p text:style-name="P6"><text:span text:style-name="T6">wait</text:span></text:p>
        </draw:rect>
        <draw:rect draw:style-name="gr60" draw:text-style-name="P10" draw:layer="layout" svg:width="1.255cm" svg:height="0.948cm" svg:x="3.45cm" svg:y="17.5cm">
          <text:p text:style-name="P6"><text:span text:style-name="T6">MB_ON</text:span></text:p>
        </draw:rect>
        <draw:g>
          <draw:line draw:style-name="gr61" draw:text-style-name="P5" draw:layer="layout" svg:x1="2.45cm" svg:y1="18.5cm" svg:x2="2.45cm" svg:y2="19.5cm">
            <text:p/>
          </draw:line>
          <draw:line draw:style-name="gr62" draw:text-style-name="P5" draw:layer="layout" svg:x1="2.2cm" svg:y1="19cm" svg:x2="2.7cm" svg:y2="19cm">
            <text:p/>
          </draw:line>
          <draw:frame draw:style-name="gr63" draw:text-style-name="P9" draw:layer="layout" svg:width="1.395cm" svg:height="0.64cm" svg:x="2.7cm" svg:y="18.658cm">
            <draw:text-box>
              <text:p text:style-name="P8"><text:span text:style-name="T5">f1</text:span></text:p>
            </draw:text-box>
          </draw:frame>
        </draw:g>
        <draw:line draw:style-name="gr3" draw:text-style-name="P2" draw:layer="layout" svg:x1="2.5cm" svg:y1="19.5cm" svg:x2="1.35cm" svg:y2="19.5cm">
          <text:p/>
        </draw:line>
        <draw:line draw:style-name="gr3" draw:text-style-name="P2" draw:layer="layout" svg:x1="1.35cm" svg:y1="19.5cm" svg:x2="1.35cm" svg:y2="4cm">
          <text:p/>
        </draw:line>
        <draw:line draw:style-name="gr3" draw:text-style-name="P2" draw:layer="layout" svg:x1="1.35cm" svg:y1="4cm" svg:x2="2.5cm" svg:y2="4cm">
          <text:p/>
        </draw:line>
        <draw:line draw:style-name="gr3" draw:text-style-name="P2" draw:layer="layout" svg:x1="2.45cm" svg:y1="4cm" svg:x2="2.45cm" svg:y2="4.75cm">
          <text:p/>
        </draw:line>
        <draw:g>
          <draw:glue-point draw:id="4" svg:x="-2.666cm" svg:y="5.002cm"/>
          <draw:g>
            <draw:glue-point draw:id="4" svg:x="0cm" svg:y="5.002cm"/>
            <draw:line draw:style-name="gr64" draw:text-style-name="P5" draw:layer="layout" svg:x1="9.604cm" svg:y1="5.549cm" svg:x2="9.604cm" svg:y2="6.299cm">
              <text:p/>
            </draw:line>
            <draw:line draw:style-name="gr65" draw:text-style-name="P5" draw:layer="layout" svg:x1="9.385cm" svg:y1="5.923cm" svg:x2="9.824cm" svg:y2="5.923cm">
              <text:p/>
            </draw:line>
            <draw:g>
              <draw:rect draw:style-name="gr66" draw:text-style-name="P5" draw:layer="layout" svg:width="0.878cm" svg:height="0.75cm" svg:x="9.166cm" svg:y="4.8cm">
                <text:p/>
              </draw:rect>
              <draw:rect draw:style-name="gr67" draw:text-style-name="P7" draw:layer="layout" svg:width="0.706cm" svg:height="0.623cm" svg:x="9.252cm" svg:y="4.864cm">
                <text:p text:style-name="P6"><text:span text:style-name="T4">M0</text:span></text:p>
              </draw:rect>
            </draw:g>
          </draw:g>
          <draw:frame draw:style-name="gr68" draw:text-style-name="P9" draw:layer="layout" svg:width="1.319cm" svg:height="0.64cm" svg:x="9.825cm" svg:y="5.68cm">
            <draw:text-box>
              <text:p text:style-name="P8"><text:span text:style-name="T5">Inicio</text:span></text:p>
            </draw:text-box>
          </draw:frame>
        </draw:g>
        <draw:rect draw:style-name="gr69" draw:text-style-name="P11" draw:layer="layout" svg:width="1.169cm" svg:height="0.938cm" svg:x="9cm" svg:y="6.281cm">
          <text:p text:style-name="P6"><text:span text:style-name="T5">M1</text:span></text:p>
        </draw:rect>
        <draw:g>
          <draw:line draw:style-name="gr70" draw:text-style-name="P5" draw:layer="layout" svg:x1="9.567cm" svg:y1="7.219cm" svg:x2="9.567cm" svg:y2="8.157cm">
            <text:p/>
          </draw:line>
          <draw:line draw:style-name="gr71" draw:text-style-name="P5" draw:layer="layout" svg:x1="9.351cm" svg:y1="7.688cm" svg:x2="9.784cm" svg:y2="7.688cm">
            <text:p/>
          </draw:line>
          <draw:frame draw:style-name="gr72" draw:text-style-name="P9" draw:layer="layout" svg:width="1.209cm" svg:height="0.64cm" svg:x="9.784cm" svg:y="7.368cm">
            <draw:text-box>
              <text:p text:style-name="P8"><text:span text:style-name="T5">f2</text:span></text:p>
            </draw:text-box>
          </draw:frame>
        </draw:g>
        <draw:g>
          <draw:line draw:style-name="gr73" draw:text-style-name="P5" draw:layer="layout" svg:x1="10.213cm" svg:y1="6.797cm" svg:x2="10.526cm" svg:y2="6.797cm">
            <text:p/>
          </draw:line>
          <draw:g>
            <draw:rect draw:style-name="gr74" draw:text-style-name="P12" draw:layer="layout" svg:width="0.938cm" svg:height="0.939cm" svg:x="11.619cm" svg:y="6.337cm">
              <text:p text:style-name="P6"><text:span text:style-name="T7">Q1</text:span></text:p>
            </draw:rect>
            <draw:rect draw:style-name="gr75" draw:text-style-name="P12" draw:layer="layout" svg:width="1.087cm" svg:height="0.938cm" svg:x="10.532cm" svg:y="6.328cm">
              <text:p text:style-name="P6"><text:span text:style-name="T7">Q0</text:span></text:p>
            </draw:rect>
          </draw:g>
        </draw:g>
        <draw:rect draw:style-name="gr76" draw:text-style-name="P11" draw:layer="layout" svg:width="1.169cm" svg:height="0.939cm" svg:x="9cm" svg:y="8.175cm">
          <text:p text:style-name="P6"><text:span text:style-name="T5">M2</text:span></text:p>
        </draw:rect>
        <draw:g>
          <draw:line draw:style-name="gr77" draw:text-style-name="P5" draw:layer="layout" svg:x1="9.567cm" svg:y1="9.114cm" svg:x2="9.567cm" svg:y2="10.052cm">
            <text:p/>
          </draw:line>
          <draw:line draw:style-name="gr78" draw:text-style-name="P5" draw:layer="layout" svg:x1="9.351cm" svg:y1="9.583cm" svg:x2="9.784cm" svg:y2="9.583cm">
            <text:p/>
          </draw:line>
          <draw:frame draw:style-name="gr79" draw:text-style-name="P9" draw:layer="layout" svg:width="1.209cm" svg:height="0.64cm" svg:x="9.784cm" svg:y="9.262cm">
            <draw:text-box>
              <text:p text:style-name="P8"><text:span text:style-name="T5">f3</text:span></text:p>
            </draw:text-box>
          </draw:frame>
        </draw:g>
        <draw:g>
          <draw:line draw:style-name="gr80" draw:text-style-name="P5" draw:layer="layout" svg:x1="10.213cm" svg:y1="8.692cm" svg:x2="10.526cm" svg:y2="8.692cm">
            <text:p/>
          </draw:line>
          <draw:g>
            <draw:rect draw:style-name="gr81" draw:text-style-name="P12" draw:layer="layout" svg:width="0.938cm" svg:height="0.938cm" svg:x="11.619cm" svg:y="8.232cm">
              <text:p text:style-name="P6"><text:span text:style-name="T7">Q1</text:span></text:p>
            </draw:rect>
            <draw:rect draw:style-name="gr82" draw:text-style-name="P12" draw:layer="layout" svg:width="1.087cm" svg:height="0.939cm" svg:x="10.532cm" svg:y="8.222cm">
              <text:p text:style-name="P6"><text:span text:style-name="T7">Q0</text:span></text:p>
            </draw:rect>
          </draw:g>
        </draw:g>
        <draw:rect draw:style-name="gr83" draw:text-style-name="P12" draw:layer="layout" svg:width="1.037cm" svg:height="0.948cm" svg:x="12.53cm" svg:y="8.222cm">
          <text:p text:style-name="P6"><text:span text:style-name="T7">Q2</text:span></text:p>
        </draw:rect>
        <draw:rect draw:style-name="gr84" draw:text-style-name="P11" draw:layer="layout" svg:width="1.169cm" svg:height="0.938cm" svg:x="9cm" svg:y="10.052cm">
          <text:p text:style-name="P6"><text:span text:style-name="T5">M3</text:span></text:p>
        </draw:rect>
        <draw:g>
          <draw:line draw:style-name="gr85" draw:text-style-name="P5" draw:layer="layout" svg:x1="9.567cm" svg:y1="10.99cm" svg:x2="9.567cm" svg:y2="11.928cm">
            <text:p/>
          </draw:line>
          <draw:line draw:style-name="gr86" draw:text-style-name="P5" draw:layer="layout" svg:x1="9.351cm" svg:y1="11.46cm" svg:x2="9.784cm" svg:y2="11.46cm">
            <text:p/>
          </draw:line>
          <draw:frame draw:style-name="gr87" draw:text-style-name="P9" draw:layer="layout" svg:width="1.209cm" svg:height="0.64cm" svg:x="9.784cm" svg:y="11.139cm">
            <draw:text-box>
              <text:p text:style-name="P8"><text:span text:style-name="T5">t1</text:span></text:p>
            </draw:text-box>
          </draw:frame>
        </draw:g>
        <draw:g>
          <draw:line draw:style-name="gr88" draw:text-style-name="P5" draw:layer="layout" svg:x1="10.213cm" svg:y1="10.569cm" svg:x2="10.498cm" svg:y2="10.569cm">
            <text:p/>
          </draw:line>
          <draw:g>
            <draw:rect draw:style-name="gr89" draw:text-style-name="P12" draw:layer="layout" svg:width="0.855cm" svg:height="0.939cm" svg:x="11.495cm" svg:y="10.109cm">
              <text:p text:style-name="P6"><text:span text:style-name="T7">Q1</text:span></text:p>
            </draw:rect>
            <draw:rect draw:style-name="gr90" draw:text-style-name="P12" draw:layer="layout" svg:width="0.99cm" svg:height="0.938cm" svg:x="10.505cm" svg:y="10.1cm">
              <text:p text:style-name="P6"><text:span text:style-name="T7">Q0</text:span></text:p>
            </draw:rect>
          </draw:g>
        </draw:g>
        <draw:rect draw:style-name="gr91" draw:text-style-name="P10" draw:layer="layout" svg:width="1.037cm" svg:height="0.948cm" svg:x="12.365cm" svg:y="10.1cm">
          <text:p text:style-name="P6"><text:span text:style-name="T6">t1_ON</text:span></text:p>
          <text:p text:style-name="P6"><text:span text:style-name="T6">x seg</text:span></text:p>
        </draw:rect>
        <draw:rect draw:style-name="gr92" draw:text-style-name="P11" draw:layer="layout" svg:width="1.169cm" svg:height="0.938cm" svg:x="9cm" svg:y="11.929cm">
          <text:p text:style-name="P6"><text:span text:style-name="T5">M4</text:span></text:p>
        </draw:rect>
        <draw:g>
          <draw:line draw:style-name="gr93" draw:text-style-name="P5" draw:layer="layout" svg:x1="9.567cm" svg:y1="12.867cm" svg:x2="9.567cm" svg:y2="13.805cm">
            <text:p/>
          </draw:line>
          <draw:line draw:style-name="gr94" draw:text-style-name="P5" draw:layer="layout" svg:x1="9.351cm" svg:y1="13.336cm" svg:x2="9.784cm" svg:y2="13.336cm">
            <text:p/>
          </draw:line>
          <draw:frame draw:style-name="gr95" draw:text-style-name="P9" draw:layer="layout" svg:width="1.209cm" svg:height="0.64cm" svg:x="9.784cm" svg:y="13.015cm">
            <draw:text-box>
              <text:p text:style-name="P8"><text:span text:style-name="T5">f5</text:span></text:p>
            </draw:text-box>
          </draw:frame>
        </draw:g>
        <draw:g>
          <draw:line draw:style-name="gr96" draw:text-style-name="P5" draw:layer="layout" svg:x1="10.213cm" svg:y1="12.446cm" svg:x2="10.526cm" svg:y2="12.446cm">
            <text:p/>
          </draw:line>
          <draw:g>
            <draw:rect draw:style-name="gr97" draw:text-style-name="P12" draw:layer="layout" svg:width="0.938cm" svg:height="0.938cm" svg:x="11.619cm" svg:y="11.986cm">
              <text:p text:style-name="P6"><text:span text:style-name="T7">Q1</text:span></text:p>
            </draw:rect>
            <draw:rect draw:style-name="gr98" draw:text-style-name="P12" draw:layer="layout" svg:width="1.087cm" svg:height="0.938cm" svg:x="10.532cm" svg:y="11.977cm">
              <text:p text:style-name="P6"><text:span text:style-name="T7">Q0</text:span></text:p>
            </draw:rect>
          </draw:g>
        </draw:g>
        <draw:rect draw:style-name="gr99" draw:text-style-name="P12" draw:layer="layout" svg:width="0.893cm" svg:height="0.948cm" svg:x="12.365cm" svg:y="13.853cm">
          <text:p text:style-name="P6"><text:span text:style-name="T7">Q3</text:span></text:p>
        </draw:rect>
        <draw:rect draw:style-name="gr100" draw:text-style-name="P11" draw:layer="layout" svg:width="1.169cm" svg:height="0.939cm" svg:x="9cm" svg:y="13.805cm">
          <text:p text:style-name="P6"><text:span text:style-name="T5">M5</text:span></text:p>
        </draw:rect>
        <draw:g>
          <draw:line draw:style-name="gr101" draw:text-style-name="P5" draw:layer="layout" svg:x1="10.213cm" svg:y1="14.323cm" svg:x2="10.498cm" svg:y2="14.323cm">
            <text:p/>
          </draw:line>
          <draw:g>
            <draw:rect draw:style-name="gr102" draw:text-style-name="P12" draw:layer="layout" svg:width="0.855cm" svg:height="0.938cm" svg:x="11.495cm" svg:y="13.863cm">
              <text:p text:style-name="P6"><text:span text:style-name="T7">Q1</text:span></text:p>
            </draw:rect>
            <draw:rect draw:style-name="gr103" draw:text-style-name="P12" draw:layer="layout" svg:width="0.99cm" svg:height="0.939cm" svg:x="10.505cm" svg:y="13.853cm">
              <text:p text:style-name="P6"><text:span text:style-name="T7">Q0</text:span></text:p>
            </draw:rect>
          </draw:g>
        </draw:g>
        <draw:rect draw:style-name="gr104" draw:text-style-name="P10" draw:layer="layout" svg:width="1.038cm" svg:height="0.948cm" svg:x="13.212cm" svg:y="13.553cm">
          <text:p text:style-name="P6"><text:span text:style-name="T6">t2_ON</text:span></text:p>
          <text:p text:style-name="P6"><text:span text:style-name="T6">x seg</text:span></text:p>
        </draw:rect>
        <draw:g>
          <draw:line draw:style-name="gr105" draw:text-style-name="P5" draw:layer="layout" svg:x1="9.55cm" svg:y1="14.7cm" svg:x2="9.55cm" svg:y2="15.7cm">
            <text:p/>
          </draw:line>
          <draw:line draw:style-name="gr106" draw:text-style-name="P5" draw:layer="layout" svg:x1="9.3cm" svg:y1="15.2cm" svg:x2="9.8cm" svg:y2="15.2cm">
            <text:p/>
          </draw:line>
          <draw:frame draw:style-name="gr107" draw:text-style-name="P9" draw:layer="layout" svg:width="1.395cm" svg:height="0.64cm" svg:x="9.8cm" svg:y="14.858cm">
            <draw:text-box>
              <text:p text:style-name="P8"><text:span text:style-name="T5">t2</text:span></text:p>
            </draw:text-box>
          </draw:frame>
        </draw:g>
        <draw:rect draw:style-name="gr108" draw:text-style-name="P11" draw:layer="layout" svg:width="1.169cm" svg:height="0.938cm" svg:x="9.05cm" svg:y="15.655cm">
          <text:p text:style-name="P6"><text:span text:style-name="T5">M6</text:span></text:p>
        </draw:rect>
        <draw:g>
          <draw:line draw:style-name="gr109" draw:text-style-name="P5" draw:layer="layout" svg:x1="10.219cm" svg:y1="16.171cm" svg:x2="10.563cm" svg:y2="16.171cm">
            <text:p/>
          </draw:line>
          <draw:g>
            <draw:rect draw:style-name="gr110" draw:text-style-name="P12" draw:layer="layout" svg:width="1.032cm" svg:height="0.939cm" svg:x="11.768cm" svg:y="15.711cm">
              <text:p text:style-name="P6"><text:span text:style-name="T7">Q1</text:span></text:p>
            </draw:rect>
            <draw:rect draw:style-name="gr111" draw:text-style-name="P12" draw:layer="layout" svg:width="1.197cm" svg:height="0.938cm" svg:x="10.571cm" svg:y="15.702cm">
              <text:p text:style-name="P6"><text:span text:style-name="T7">Q0</text:span></text:p>
            </draw:rect>
          </draw:g>
          <draw:line draw:style-name="gr112" draw:text-style-name="P5" draw:layer="layout" svg:x1="10.05cm" svg:y1="18.05cm" svg:x2="10.394cm" svg:y2="18.05cm">
            <text:p/>
          </draw:line>
        </draw:g>
        <draw:g>
          <draw:line draw:style-name="gr113" draw:text-style-name="P5" draw:layer="layout" svg:x1="9.55cm" svg:y1="16.55cm" svg:x2="9.55cm" svg:y2="17.55cm">
            <text:p/>
          </draw:line>
          <draw:line draw:style-name="gr114" draw:text-style-name="P5" draw:layer="layout" svg:x1="9.3cm" svg:y1="17.05cm" svg:x2="9.8cm" svg:y2="17.05cm">
            <text:p/>
          </draw:line>
          <draw:frame draw:style-name="gr115" draw:text-style-name="P9" draw:layer="layout" svg:width="1.395cm" svg:height="0.64cm" svg:x="9.8cm" svg:y="16.708cm">
            <draw:text-box>
              <text:p text:style-name="P8"><text:span text:style-name="T5">f4</text:span></text:p>
            </draw:text-box>
          </draw:frame>
        </draw:g>
        <draw:rect draw:style-name="gr116" draw:text-style-name="P11" draw:layer="layout" svg:width="1cm" svg:height="1cm" svg:x="9.084cm" svg:y="17.493cm">
          <text:p text:style-name="P6"><text:span text:style-name="T5">M7</text:span></text:p>
        </draw:rect>
        <draw:rect draw:style-name="gr117" draw:text-style-name="P12" draw:layer="layout" svg:width="1.037cm" svg:height="0.948cm" svg:x="10.492cm" svg:y="17.552cm">
          <text:p text:style-name="P6"><text:span text:style-name="T7">Q0</text:span></text:p>
        </draw:rect>
        <draw:g>
          <draw:line draw:style-name="gr118" draw:text-style-name="P5" draw:layer="layout" svg:x1="9.55cm" svg:y1="18.55cm" svg:x2="9.55cm" svg:y2="19.55cm">
            <text:p/>
          </draw:line>
          <draw:line draw:style-name="gr119" draw:text-style-name="P5" draw:layer="layout" svg:x1="9.3cm" svg:y1="19.05cm" svg:x2="9.8cm" svg:y2="19.05cm">
            <text:p/>
          </draw:line>
          <draw:frame draw:style-name="gr120" draw:text-style-name="P9" draw:layer="layout" svg:width="1.395cm" svg:height="0.64cm" svg:x="9.8cm" svg:y="18.708cm">
            <draw:text-box>
              <text:p text:style-name="P8"><text:span text:style-name="T5">f1</text:span></text:p>
            </draw:text-box>
          </draw:frame>
        </draw:g>
        <draw:line draw:style-name="gr3" draw:text-style-name="P2" draw:layer="layout" svg:x1="9.6cm" svg:y1="19.55cm" svg:x2="8.45cm" svg:y2="19.55cm">
          <text:p/>
        </draw:line>
        <draw:line draw:style-name="gr3" draw:text-style-name="P2" draw:layer="layout" svg:x1="8.45cm" svg:y1="19.55cm" svg:x2="8.45cm" svg:y2="4.05cm">
          <text:p/>
        </draw:line>
        <draw:line draw:style-name="gr3" draw:text-style-name="P2" draw:layer="layout" svg:x1="8.45cm" svg:y1="4.05cm" svg:x2="9.6cm" svg:y2="4.05cm">
          <text:p/>
        </draw:line>
        <draw:line draw:style-name="gr3" draw:text-style-name="P2" draw:layer="layout" svg:x1="9.55cm" svg:y1="4.05cm" svg:x2="9.55cm" svg:y2="4.8cm">
          <text:p/>
        </draw:line>
        <draw:rect draw:style-name="gr121" draw:text-style-name="P10" draw:layer="layout" svg:width="1.08cm" svg:height="0.95cm" svg:x="5.92cm" svg:y="11.93cm">
          <text:p text:style-name="P6"><text:span text:style-name="T6">C_ON</text:span></text:p>
        </draw:rect>
        <draw:rect draw:style-name="gr122" draw:text-style-name="P12" draw:layer="layout" svg:width="0.893cm" svg:height="0.95cm" svg:x="12.531cm" svg:y="11.981cm">
          <text:p text:style-name="P6"><text:span text:style-name="T7">Q3</text:span></text:p>
        </draw:rect>
        <draw:line draw:style-name="gr123" draw:text-style-name="P2" draw:layer="layout" svg:x1="14.9cm" svg:y1="19.75cm" svg:x2="14.9cm" svg:y2="4.25cm">
          <text:p/>
        </draw:line>
        <draw:line draw:style-name="gr123" draw:text-style-name="P2" draw:layer="layout" svg:x1="19.5cm" svg:y1="19.75cm" svg:x2="19.5cm" svg:y2="4.25cm">
          <text:p/>
        </draw:line>
        <draw:line draw:style-name="gr3" draw:text-style-name="P2" draw:layer="layout" svg:x1="14.946cm" svg:y1="5.246cm" svg:x2="15.495cm" svg:y2="5.246cm">
          <text:p/>
        </draw:line>
        <draw:line draw:style-name="gr3" draw:text-style-name="P2" draw:layer="layout" svg:x1="15.495cm" svg:y1="4.95cm" svg:x2="15.495cm" svg:y2="5.541cm">
          <text:p/>
        </draw:line>
        <draw:line draw:style-name="gr3" draw:text-style-name="P2" draw:layer="layout" svg:x1="15.724cm" svg:y1="4.95cm" svg:x2="15.724cm" svg:y2="5.541cm">
          <text:p/>
        </draw:line>
        <draw:line draw:style-name="gr3" draw:text-style-name="P2" draw:layer="layout" svg:x1="15.723cm" svg:y1="5.246cm" svg:x2="16.672cm" svg:y2="5.246cm">
          <text:p/>
        </draw:line>
        <draw:line draw:style-name="gr3" draw:text-style-name="P2" draw:layer="layout" svg:x1="16.672cm" svg:y1="4.95cm" svg:x2="16.672cm" svg:y2="5.541cm">
          <text:p/>
        </draw:line>
        <draw:line draw:style-name="gr3" draw:text-style-name="P2" draw:layer="layout" svg:x1="16.901cm" svg:y1="4.95cm" svg:x2="16.901cm" svg:y2="5.541cm">
          <text:p/>
        </draw:line>
        <draw:line draw:style-name="gr3" draw:text-style-name="P2" draw:layer="layout" svg:x1="16.902cm" svg:y1="5.246cm" svg:x2="17.952cm" svg:y2="5.246cm">
          <text:p/>
        </draw:line>
        <draw:ellipse draw:style-name="gr124" draw:text-style-name="P2" draw:layer="layout" svg:width="0.85cm" svg:height="0.9cm" svg:x="17.95cm" svg:y="4.8cm">
          <text:p/>
        </draw:ellipse>
        <draw:line draw:style-name="gr3" draw:text-style-name="P2" draw:layer="layout" svg:x1="18.823cm" svg:y1="5.246cm" svg:x2="19.523cm" svg:y2="5.246cm">
          <text:p/>
        </draw:line>
        <draw:rect draw:style-name="gr125" draw:text-style-name="P2" draw:layer="layout" svg:width="0.4cm" svg:height="1.25cm" svg:x="18.18cm" svg:y="4.7cm">
          <text:p/>
        </draw:rect>
        <draw:ellipse draw:style-name="gr124" draw:text-style-name="P2" draw:layer="layout" svg:width="0.85cm" svg:height="0.9cm" svg:x="17.951cm" svg:y="5.7cm">
          <text:p/>
        </draw:ellipse>
        <draw:line draw:style-name="gr3" draw:text-style-name="P2" draw:layer="layout" svg:x1="18.824cm" svg:y1="6.146cm" svg:x2="19.524cm" svg:y2="6.146cm">
          <text:p/>
        </draw:line>
        <draw:rect draw:style-name="gr125" draw:text-style-name="P2" draw:layer="layout" svg:width="0.4cm" svg:height="1.25cm" svg:x="18.181cm" svg:y="5.6cm">
          <text:p/>
        </draw:rect>
        <draw:line draw:style-name="gr3" draw:text-style-name="P2" draw:layer="layout" svg:x1="17.95cm" svg:y1="6.15cm" svg:x2="17.65cm" svg:y2="6.15cm">
          <text:p/>
        </draw:line>
        <draw:line draw:style-name="gr3" draw:text-style-name="P2" draw:layer="layout" svg:x1="17.65cm" svg:y1="5.23cm" svg:x2="17.65cm" svg:y2="6.15cm">
          <text:p/>
        </draw:line>
        <draw:rect draw:style-name="gr125" draw:text-style-name="P2" draw:layer="layout" svg:width="0.4cm" svg:height="1.25cm" svg:x="18.18cm" svg:y="6.501cm">
          <text:p/>
        </draw:rect>
        <draw:frame draw:style-name="gr126" draw:text-style-name="P13" draw:layer="layout" svg:width="0.938cm" svg:height="0.603cm" svg:x="15.162cm" svg:y="5.45cm">
          <draw:text-box>
            <text:p><text:span text:style-name="T8">M0</text:span></text:p>
          </draw:text-box>
        </draw:frame>
        <draw:frame draw:style-name="gr127" draw:text-style-name="P13" draw:layer="layout" svg:width="0.769cm" svg:height="0.603cm" svg:x="16.362cm" svg:y="5.451cm">
          <draw:text-box>
            <text:p><text:span text:style-name="T8">I0</text:span></text:p>
          </draw:text-box>
        </draw:frame>
        <draw:frame draw:style-name="gr128" draw:text-style-name="P14" draw:layer="layout" svg:width="0.98cm" svg:height="0.955cm" svg:x="18cm" svg:y="4.85cm">
          <draw:text-box>
            <text:p><text:span text:style-name="T9">Set</text:span></text:p>
            <text:p text:style-name="P2"><text:span text:style-name="T9">M1</text:span></text:p>
          </draw:text-box>
        </draw:frame>
        <draw:frame draw:style-name="gr129" draw:text-style-name="P15" draw:layer="layout" svg:width="1.35cm" svg:height="1.307cm" svg:x="17.8cm" svg:y="5.751cm">
          <draw:text-box>
            <text:p text:style-name="P2"><text:span text:style-name="T9">Reset</text:span></text:p>
            <text:p text:style-name="P2"><text:span text:style-name="T9">M0</text:span></text:p>
          </draw:text-box>
        </draw:frame>
        <draw:line draw:style-name="gr3" draw:text-style-name="P2" draw:layer="layout" svg:x1="14.946cm" svg:y1="7.046cm" svg:x2="15.495cm" svg:y2="7.046cm">
          <text:p/>
        </draw:line>
        <draw:line draw:style-name="gr3" draw:text-style-name="P2" draw:layer="layout" svg:x1="15.495cm" svg:y1="6.75cm" svg:x2="15.495cm" svg:y2="7.341cm">
          <text:p/>
        </draw:line>
        <draw:line draw:style-name="gr3" draw:text-style-name="P2" draw:layer="layout" svg:x1="15.724cm" svg:y1="6.75cm" svg:x2="15.724cm" svg:y2="7.341cm">
          <text:p/>
        </draw:line>
        <draw:line draw:style-name="gr3" draw:text-style-name="P2" draw:layer="layout" svg:x1="15.723cm" svg:y1="7.046cm" svg:x2="16.672cm" svg:y2="7.046cm">
          <text:p/>
        </draw:line>
        <draw:line draw:style-name="gr3" draw:text-style-name="P2" draw:layer="layout" svg:x1="16.672cm" svg:y1="6.75cm" svg:x2="16.672cm" svg:y2="7.341cm">
          <text:p/>
        </draw:line>
        <draw:line draw:style-name="gr3" draw:text-style-name="P2" draw:layer="layout" svg:x1="16.901cm" svg:y1="6.75cm" svg:x2="16.901cm" svg:y2="7.341cm">
          <text:p/>
        </draw:line>
        <draw:line draw:style-name="gr3" draw:text-style-name="P2" draw:layer="layout" svg:x1="16.902cm" svg:y1="7.046cm" svg:x2="17.952cm" svg:y2="7.046cm">
          <text:p/>
        </draw:line>
        <draw:ellipse draw:style-name="gr124" draw:text-style-name="P2" draw:layer="layout" svg:width="0.85cm" svg:height="0.9cm" svg:x="17.95cm" svg:y="6.6cm">
          <text:p/>
        </draw:ellipse>
        <draw:line draw:style-name="gr3" draw:text-style-name="P2" draw:layer="layout" svg:x1="18.823cm" svg:y1="7.046cm" svg:x2="19.523cm" svg:y2="7.046cm">
          <text:p/>
        </draw:line>
        <draw:rect draw:style-name="gr125" draw:text-style-name="P2" draw:layer="layout" svg:width="0.4cm" svg:height="1.25cm" svg:x="18.18cm" svg:y="6.5cm">
          <text:p/>
        </draw:rect>
        <draw:ellipse draw:style-name="gr124" draw:text-style-name="P2" draw:layer="layout" svg:width="0.85cm" svg:height="0.9cm" svg:x="17.951cm" svg:y="7.5cm">
          <text:p/>
        </draw:ellipse>
        <draw:line draw:style-name="gr3" draw:text-style-name="P2" draw:layer="layout" svg:x1="18.824cm" svg:y1="7.946cm" svg:x2="19.524cm" svg:y2="7.946cm">
          <text:p/>
        </draw:line>
        <draw:rect draw:style-name="gr125" draw:text-style-name="P2" draw:layer="layout" svg:width="0.4cm" svg:height="1.25cm" svg:x="18.181cm" svg:y="7.4cm">
          <text:p/>
        </draw:rect>
        <draw:line draw:style-name="gr3" draw:text-style-name="P2" draw:layer="layout" svg:x1="17.95cm" svg:y1="7.95cm" svg:x2="17.65cm" svg:y2="7.95cm">
          <text:p/>
        </draw:line>
        <draw:line draw:style-name="gr3" draw:text-style-name="P2" draw:layer="layout" svg:x1="17.65cm" svg:y1="7.03cm" svg:x2="17.65cm" svg:y2="7.95cm">
          <text:p/>
        </draw:line>
        <draw:frame draw:style-name="gr126" draw:text-style-name="P13" draw:layer="layout" svg:width="0.938cm" svg:height="0.603cm" svg:x="15.162cm" svg:y="7.25cm">
          <draw:text-box>
            <text:p><text:span text:style-name="T8">M1</text:span></text:p>
          </draw:text-box>
        </draw:frame>
        <draw:frame draw:style-name="gr127" draw:text-style-name="P13" draw:layer="layout" svg:width="0.769cm" svg:height="0.603cm" svg:x="16.362cm" svg:y="7.251cm">
          <draw:text-box>
            <text:p><text:span text:style-name="T8">I2</text:span></text:p>
          </draw:text-box>
        </draw:frame>
        <draw:frame draw:style-name="gr128" draw:text-style-name="P14" draw:layer="layout" svg:width="0.98cm" svg:height="0.955cm" svg:x="18cm" svg:y="6.65cm">
          <draw:text-box>
            <text:p><text:span text:style-name="T9">Set</text:span></text:p>
            <text:p text:style-name="P2"><text:span text:style-name="T9">M2</text:span></text:p>
          </draw:text-box>
        </draw:frame>
        <draw:frame draw:style-name="gr129" draw:text-style-name="P15" draw:layer="layout" svg:width="1.35cm" svg:height="1.307cm" svg:x="17.8cm" svg:y="7.551cm">
          <draw:text-box>
            <text:p text:style-name="P2"><text:span text:style-name="T9">Reset</text:span></text:p>
            <text:p text:style-name="P2"><text:span text:style-name="T9">M1</text:span></text:p>
          </draw:text-box>
        </draw:frame>
        <draw:line draw:style-name="gr3" draw:text-style-name="P2" draw:layer="layout" svg:x1="14.946cm" svg:y1="8.846cm" svg:x2="15.495cm" svg:y2="8.846cm">
          <text:p/>
        </draw:line>
        <draw:line draw:style-name="gr3" draw:text-style-name="P2" draw:layer="layout" svg:x1="15.495cm" svg:y1="8.55cm" svg:x2="15.495cm" svg:y2="9.141cm">
          <text:p/>
        </draw:line>
        <draw:line draw:style-name="gr3" draw:text-style-name="P2" draw:layer="layout" svg:x1="15.724cm" svg:y1="8.55cm" svg:x2="15.724cm" svg:y2="9.141cm">
          <text:p/>
        </draw:line>
        <draw:line draw:style-name="gr3" draw:text-style-name="P2" draw:layer="layout" svg:x1="15.723cm" svg:y1="8.846cm" svg:x2="16.672cm" svg:y2="8.846cm">
          <text:p/>
        </draw:line>
        <draw:line draw:style-name="gr3" draw:text-style-name="P2" draw:layer="layout" svg:x1="16.672cm" svg:y1="8.55cm" svg:x2="16.672cm" svg:y2="9.141cm">
          <text:p/>
        </draw:line>
        <draw:line draw:style-name="gr3" draw:text-style-name="P2" draw:layer="layout" svg:x1="16.901cm" svg:y1="8.55cm" svg:x2="16.901cm" svg:y2="9.141cm">
          <text:p/>
        </draw:line>
        <draw:line draw:style-name="gr3" draw:text-style-name="P2" draw:layer="layout" svg:x1="16.902cm" svg:y1="8.846cm" svg:x2="17.952cm" svg:y2="8.846cm">
          <text:p/>
        </draw:line>
        <draw:ellipse draw:style-name="gr124" draw:text-style-name="P2" draw:layer="layout" svg:width="0.85cm" svg:height="0.9cm" svg:x="17.95cm" svg:y="8.4cm">
          <text:p/>
        </draw:ellipse>
        <draw:line draw:style-name="gr3" draw:text-style-name="P2" draw:layer="layout" svg:x1="18.823cm" svg:y1="8.846cm" svg:x2="19.523cm" svg:y2="8.846cm">
          <text:p/>
        </draw:line>
        <draw:rect draw:style-name="gr125" draw:text-style-name="P2" draw:layer="layout" svg:width="0.4cm" svg:height="1.25cm" svg:x="18.18cm" svg:y="8.3cm">
          <text:p/>
        </draw:rect>
        <draw:ellipse draw:style-name="gr124" draw:text-style-name="P2" draw:layer="layout" svg:width="0.85cm" svg:height="0.9cm" svg:x="17.951cm" svg:y="9.3cm">
          <text:p/>
        </draw:ellipse>
        <draw:line draw:style-name="gr3" draw:text-style-name="P2" draw:layer="layout" svg:x1="18.824cm" svg:y1="9.746cm" svg:x2="19.524cm" svg:y2="9.746cm">
          <text:p/>
        </draw:line>
        <draw:rect draw:style-name="gr125" draw:text-style-name="P2" draw:layer="layout" svg:width="0.4cm" svg:height="1.25cm" svg:x="18.181cm" svg:y="9.2cm">
          <text:p/>
        </draw:rect>
        <draw:line draw:style-name="gr3" draw:text-style-name="P2" draw:layer="layout" svg:x1="17.95cm" svg:y1="9.75cm" svg:x2="17.65cm" svg:y2="9.75cm">
          <text:p/>
        </draw:line>
        <draw:line draw:style-name="gr3" draw:text-style-name="P2" draw:layer="layout" svg:x1="17.65cm" svg:y1="8.83cm" svg:x2="17.65cm" svg:y2="9.75cm">
          <text:p/>
        </draw:line>
        <draw:rect draw:style-name="gr125" draw:text-style-name="P2" draw:layer="layout" svg:width="0.4cm" svg:height="1.25cm" svg:x="18.18cm" svg:y="10.101cm">
          <text:p/>
        </draw:rect>
        <draw:frame draw:style-name="gr126" draw:text-style-name="P13" draw:layer="layout" svg:width="0.938cm" svg:height="0.603cm" svg:x="15.162cm" svg:y="9.05cm">
          <draw:text-box>
            <text:p><text:span text:style-name="T8">M2</text:span></text:p>
          </draw:text-box>
        </draw:frame>
        <draw:frame draw:style-name="gr127" draw:text-style-name="P13" draw:layer="layout" svg:width="0.769cm" svg:height="0.603cm" svg:x="16.362cm" svg:y="9.051cm">
          <draw:text-box>
            <text:p><text:span text:style-name="T8">I3</text:span></text:p>
          </draw:text-box>
        </draw:frame>
        <draw:frame draw:style-name="gr128" draw:text-style-name="P14" draw:layer="layout" svg:width="0.98cm" svg:height="0.955cm" svg:x="18cm" svg:y="8.45cm">
          <draw:text-box>
            <text:p><text:span text:style-name="T9">Set</text:span></text:p>
            <text:p text:style-name="P2"><text:span text:style-name="T9">M3</text:span></text:p>
          </draw:text-box>
        </draw:frame>
        <draw:frame draw:style-name="gr129" draw:text-style-name="P15" draw:layer="layout" svg:width="1.35cm" svg:height="1.307cm" svg:x="17.8cm" svg:y="9.351cm">
          <draw:text-box>
            <text:p text:style-name="P2"><text:span text:style-name="T9">Reset</text:span></text:p>
            <text:p text:style-name="P2"><text:span text:style-name="T9">M2</text:span></text:p>
          </draw:text-box>
        </draw:frame>
        <draw:line draw:style-name="gr3" draw:text-style-name="P2" draw:layer="layout" svg:x1="14.946cm" svg:y1="10.646cm" svg:x2="15.495cm" svg:y2="10.646cm">
          <text:p/>
        </draw:line>
        <draw:line draw:style-name="gr3" draw:text-style-name="P2" draw:layer="layout" svg:x1="15.495cm" svg:y1="10.35cm" svg:x2="15.495cm" svg:y2="10.941cm">
          <text:p/>
        </draw:line>
        <draw:line draw:style-name="gr3" draw:text-style-name="P2" draw:layer="layout" svg:x1="15.724cm" svg:y1="10.35cm" svg:x2="15.724cm" svg:y2="10.941cm">
          <text:p/>
        </draw:line>
        <draw:line draw:style-name="gr3" draw:text-style-name="P2" draw:layer="layout" svg:x1="15.723cm" svg:y1="10.646cm" svg:x2="16.672cm" svg:y2="10.646cm">
          <text:p/>
        </draw:line>
        <draw:line draw:style-name="gr3" draw:text-style-name="P2" draw:layer="layout" svg:x1="16.672cm" svg:y1="10.35cm" svg:x2="16.672cm" svg:y2="10.941cm">
          <text:p/>
        </draw:line>
        <draw:line draw:style-name="gr3" draw:text-style-name="P2" draw:layer="layout" svg:x1="16.901cm" svg:y1="10.35cm" svg:x2="16.901cm" svg:y2="10.941cm">
          <text:p/>
        </draw:line>
        <draw:line draw:style-name="gr3" draw:text-style-name="P2" draw:layer="layout" svg:x1="16.902cm" svg:y1="10.646cm" svg:x2="17.952cm" svg:y2="10.646cm">
          <text:p/>
        </draw:line>
        <draw:ellipse draw:style-name="gr124" draw:text-style-name="P2" draw:layer="layout" svg:width="0.85cm" svg:height="0.9cm" svg:x="17.95cm" svg:y="10.2cm">
          <text:p/>
        </draw:ellipse>
        <draw:line draw:style-name="gr3" draw:text-style-name="P2" draw:layer="layout" svg:x1="18.823cm" svg:y1="10.646cm" svg:x2="19.523cm" svg:y2="10.646cm">
          <text:p/>
        </draw:line>
        <draw:rect draw:style-name="gr125" draw:text-style-name="P2" draw:layer="layout" svg:width="0.4cm" svg:height="1.25cm" svg:x="18.18cm" svg:y="10.1cm">
          <text:p/>
        </draw:rect>
        <draw:ellipse draw:style-name="gr124" draw:text-style-name="P2" draw:layer="layout" svg:width="0.85cm" svg:height="0.9cm" svg:x="17.951cm" svg:y="11.1cm">
          <text:p/>
        </draw:ellipse>
        <draw:line draw:style-name="gr3" draw:text-style-name="P2" draw:layer="layout" svg:x1="18.824cm" svg:y1="11.546cm" svg:x2="19.524cm" svg:y2="11.546cm">
          <text:p/>
        </draw:line>
        <draw:rect draw:style-name="gr125" draw:text-style-name="P2" draw:layer="layout" svg:width="0.4cm" svg:height="1.25cm" svg:x="18.181cm" svg:y="11cm">
          <text:p/>
        </draw:rect>
        <draw:line draw:style-name="gr3" draw:text-style-name="P2" draw:layer="layout" svg:x1="17.95cm" svg:y1="11.55cm" svg:x2="17.65cm" svg:y2="11.55cm">
          <text:p/>
        </draw:line>
        <draw:line draw:style-name="gr3" draw:text-style-name="P2" draw:layer="layout" svg:x1="17.65cm" svg:y1="10.63cm" svg:x2="17.65cm" svg:y2="11.55cm">
          <text:p/>
        </draw:line>
        <draw:frame draw:style-name="gr126" draw:text-style-name="P13" draw:layer="layout" svg:width="0.938cm" svg:height="0.603cm" svg:x="15.162cm" svg:y="10.85cm">
          <draw:text-box>
            <text:p><text:span text:style-name="T8">M3</text:span></text:p>
          </draw:text-box>
        </draw:frame>
        <draw:frame draw:style-name="gr127" draw:text-style-name="P13" draw:layer="layout" svg:width="0.769cm" svg:height="0.603cm" svg:x="16.362cm" svg:y="10.851cm">
          <draw:text-box>
            <text:p><text:span text:style-name="T8">t1</text:span></text:p>
          </draw:text-box>
        </draw:frame>
        <draw:frame draw:style-name="gr128" draw:text-style-name="P14" draw:layer="layout" svg:width="0.98cm" svg:height="0.955cm" svg:x="18cm" svg:y="10.25cm">
          <draw:text-box>
            <text:p><text:span text:style-name="T9">Set</text:span></text:p>
            <text:p text:style-name="P2"><text:span text:style-name="T9">M4</text:span></text:p>
          </draw:text-box>
        </draw:frame>
        <draw:frame draw:style-name="gr129" draw:text-style-name="P15" draw:layer="layout" svg:width="1.35cm" svg:height="1.307cm" svg:x="17.8cm" svg:y="11.151cm">
          <draw:text-box>
            <text:p text:style-name="P2"><text:span text:style-name="T9">Reset</text:span></text:p>
            <text:p text:style-name="P2"><text:span text:style-name="T9">M3</text:span></text:p>
          </draw:text-box>
        </draw:frame>
        <draw:line draw:style-name="gr3" draw:text-style-name="P2" draw:layer="layout" svg:x1="14.946cm" svg:y1="12.446cm" svg:x2="15.495cm" svg:y2="12.446cm">
          <text:p/>
        </draw:line>
        <draw:line draw:style-name="gr3" draw:text-style-name="P2" draw:layer="layout" svg:x1="15.495cm" svg:y1="12.15cm" svg:x2="15.495cm" svg:y2="12.741cm">
          <text:p/>
        </draw:line>
        <draw:line draw:style-name="gr3" draw:text-style-name="P2" draw:layer="layout" svg:x1="15.724cm" svg:y1="12.15cm" svg:x2="15.724cm" svg:y2="12.741cm">
          <text:p/>
        </draw:line>
        <draw:line draw:style-name="gr3" draw:text-style-name="P2" draw:layer="layout" svg:x1="15.723cm" svg:y1="12.446cm" svg:x2="16.672cm" svg:y2="12.446cm">
          <text:p/>
        </draw:line>
        <draw:line draw:style-name="gr3" draw:text-style-name="P2" draw:layer="layout" svg:x1="16.672cm" svg:y1="12.15cm" svg:x2="16.672cm" svg:y2="12.741cm">
          <text:p/>
        </draw:line>
        <draw:line draw:style-name="gr3" draw:text-style-name="P2" draw:layer="layout" svg:x1="16.901cm" svg:y1="12.15cm" svg:x2="16.901cm" svg:y2="12.741cm">
          <text:p/>
        </draw:line>
        <draw:line draw:style-name="gr3" draw:text-style-name="P2" draw:layer="layout" svg:x1="16.902cm" svg:y1="12.446cm" svg:x2="17.952cm" svg:y2="12.446cm">
          <text:p/>
        </draw:line>
        <draw:ellipse draw:style-name="gr124" draw:text-style-name="P2" draw:layer="layout" svg:width="0.85cm" svg:height="0.9cm" svg:x="17.95cm" svg:y="12cm">
          <text:p/>
        </draw:ellipse>
        <draw:line draw:style-name="gr3" draw:text-style-name="P2" draw:layer="layout" svg:x1="18.823cm" svg:y1="12.446cm" svg:x2="19.523cm" svg:y2="12.446cm">
          <text:p/>
        </draw:line>
        <draw:rect draw:style-name="gr125" draw:text-style-name="P2" draw:layer="layout" svg:width="0.4cm" svg:height="1.25cm" svg:x="18.18cm" svg:y="11.9cm">
          <text:p/>
        </draw:rect>
        <draw:ellipse draw:style-name="gr124" draw:text-style-name="P2" draw:layer="layout" svg:width="0.85cm" svg:height="0.9cm" svg:x="17.951cm" svg:y="12.9cm">
          <text:p/>
        </draw:ellipse>
        <draw:line draw:style-name="gr3" draw:text-style-name="P2" draw:layer="layout" svg:x1="18.824cm" svg:y1="13.346cm" svg:x2="19.524cm" svg:y2="13.346cm">
          <text:p/>
        </draw:line>
        <draw:rect draw:style-name="gr125" draw:text-style-name="P2" draw:layer="layout" svg:width="0.4cm" svg:height="1.25cm" svg:x="18.181cm" svg:y="12.8cm">
          <text:p/>
        </draw:rect>
        <draw:line draw:style-name="gr3" draw:text-style-name="P2" draw:layer="layout" svg:x1="17.95cm" svg:y1="13.35cm" svg:x2="17.65cm" svg:y2="13.35cm">
          <text:p/>
        </draw:line>
        <draw:line draw:style-name="gr3" draw:text-style-name="P2" draw:layer="layout" svg:x1="17.65cm" svg:y1="12.43cm" svg:x2="17.65cm" svg:y2="13.35cm">
          <text:p/>
        </draw:line>
        <draw:rect draw:style-name="gr125" draw:text-style-name="P2" draw:layer="layout" svg:width="0.4cm" svg:height="1.25cm" svg:x="18.18cm" svg:y="13.701cm">
          <text:p/>
        </draw:rect>
        <draw:frame draw:style-name="gr126" draw:text-style-name="P13" draw:layer="layout" svg:width="0.938cm" svg:height="0.603cm" svg:x="15.162cm" svg:y="12.65cm">
          <draw:text-box>
            <text:p><text:span text:style-name="T8">M4</text:span></text:p>
          </draw:text-box>
        </draw:frame>
        <draw:frame draw:style-name="gr127" draw:text-style-name="P13" draw:layer="layout" svg:width="0.769cm" svg:height="0.603cm" svg:x="16.362cm" svg:y="12.651cm">
          <draw:text-box>
            <text:p><text:span text:style-name="T8">I5</text:span></text:p>
          </draw:text-box>
        </draw:frame>
        <draw:frame draw:style-name="gr128" draw:text-style-name="P14" draw:layer="layout" svg:width="0.98cm" svg:height="0.955cm" svg:x="18cm" svg:y="12.05cm">
          <draw:text-box>
            <text:p><text:span text:style-name="T9">Set</text:span></text:p>
            <text:p text:style-name="P2"><text:span text:style-name="T9">M5</text:span></text:p>
          </draw:text-box>
        </draw:frame>
        <draw:frame draw:style-name="gr129" draw:text-style-name="P15" draw:layer="layout" svg:width="1.35cm" svg:height="1.307cm" svg:x="17.8cm" svg:y="12.951cm">
          <draw:text-box>
            <text:p text:style-name="P2"><text:span text:style-name="T9">Reset</text:span></text:p>
            <text:p text:style-name="P2"><text:span text:style-name="T9">M4</text:span></text:p>
          </draw:text-box>
        </draw:frame>
        <draw:line draw:style-name="gr3" draw:text-style-name="P2" draw:layer="layout" svg:x1="14.946cm" svg:y1="14.246cm" svg:x2="15.495cm" svg:y2="14.246cm">
          <text:p/>
        </draw:line>
        <draw:line draw:style-name="gr3" draw:text-style-name="P2" draw:layer="layout" svg:x1="15.495cm" svg:y1="13.95cm" svg:x2="15.495cm" svg:y2="14.541cm">
          <text:p/>
        </draw:line>
        <draw:line draw:style-name="gr3" draw:text-style-name="P2" draw:layer="layout" svg:x1="15.724cm" svg:y1="13.95cm" svg:x2="15.724cm" svg:y2="14.541cm">
          <text:p/>
        </draw:line>
        <draw:line draw:style-name="gr3" draw:text-style-name="P2" draw:layer="layout" svg:x1="15.723cm" svg:y1="14.246cm" svg:x2="16.672cm" svg:y2="14.246cm">
          <text:p/>
        </draw:line>
        <draw:line draw:style-name="gr3" draw:text-style-name="P2" draw:layer="layout" svg:x1="16.672cm" svg:y1="13.95cm" svg:x2="16.672cm" svg:y2="14.541cm">
          <text:p/>
        </draw:line>
        <draw:line draw:style-name="gr3" draw:text-style-name="P2" draw:layer="layout" svg:x1="16.901cm" svg:y1="13.95cm" svg:x2="16.901cm" svg:y2="14.541cm">
          <text:p/>
        </draw:line>
        <draw:line draw:style-name="gr3" draw:text-style-name="P2" draw:layer="layout" svg:x1="16.902cm" svg:y1="14.246cm" svg:x2="17.952cm" svg:y2="14.246cm">
          <text:p/>
        </draw:line>
        <draw:ellipse draw:style-name="gr124" draw:text-style-name="P2" draw:layer="layout" svg:width="0.85cm" svg:height="0.9cm" svg:x="17.95cm" svg:y="13.8cm">
          <text:p/>
        </draw:ellipse>
        <draw:line draw:style-name="gr3" draw:text-style-name="P2" draw:layer="layout" svg:x1="18.823cm" svg:y1="14.246cm" svg:x2="19.523cm" svg:y2="14.246cm">
          <text:p/>
        </draw:line>
        <draw:rect draw:style-name="gr125" draw:text-style-name="P2" draw:layer="layout" svg:width="0.4cm" svg:height="1.25cm" svg:x="18.18cm" svg:y="13.7cm">
          <text:p/>
        </draw:rect>
        <draw:ellipse draw:style-name="gr124" draw:text-style-name="P2" draw:layer="layout" svg:width="0.85cm" svg:height="0.9cm" svg:x="17.951cm" svg:y="14.7cm">
          <text:p/>
        </draw:ellipse>
        <draw:line draw:style-name="gr3" draw:text-style-name="P2" draw:layer="layout" svg:x1="18.824cm" svg:y1="15.146cm" svg:x2="19.524cm" svg:y2="15.146cm">
          <text:p/>
        </draw:line>
        <draw:rect draw:style-name="gr125" draw:text-style-name="P2" draw:layer="layout" svg:width="0.4cm" svg:height="1.25cm" svg:x="18.181cm" svg:y="14.6cm">
          <text:p/>
        </draw:rect>
        <draw:line draw:style-name="gr3" draw:text-style-name="P2" draw:layer="layout" svg:x1="17.95cm" svg:y1="15.15cm" svg:x2="17.65cm" svg:y2="15.15cm">
          <text:p/>
        </draw:line>
        <draw:line draw:style-name="gr3" draw:text-style-name="P2" draw:layer="layout" svg:x1="17.65cm" svg:y1="14.23cm" svg:x2="17.65cm" svg:y2="15.15cm">
          <text:p/>
        </draw:line>
        <draw:frame draw:style-name="gr126" draw:text-style-name="P13" draw:layer="layout" svg:width="0.938cm" svg:height="0.603cm" svg:x="15.162cm" svg:y="14.45cm">
          <draw:text-box>
            <text:p><text:span text:style-name="T8">M5</text:span></text:p>
          </draw:text-box>
        </draw:frame>
        <draw:frame draw:style-name="gr127" draw:text-style-name="P13" draw:layer="layout" svg:width="0.769cm" svg:height="0.603cm" svg:x="16.362cm" svg:y="14.451cm">
          <draw:text-box>
            <text:p><text:span text:style-name="T8">t2</text:span></text:p>
          </draw:text-box>
        </draw:frame>
        <draw:frame draw:style-name="gr128" draw:text-style-name="P14" draw:layer="layout" svg:width="0.98cm" svg:height="0.955cm" svg:x="18cm" svg:y="13.85cm">
          <draw:text-box>
            <text:p><text:span text:style-name="T9">Set</text:span></text:p>
            <text:p text:style-name="P2"><text:span text:style-name="T9">M6</text:span></text:p>
          </draw:text-box>
        </draw:frame>
        <draw:frame draw:style-name="gr129" draw:text-style-name="P15" draw:layer="layout" svg:width="1.35cm" svg:height="1.307cm" svg:x="17.8cm" svg:y="14.751cm">
          <draw:text-box>
            <text:p text:style-name="P2"><text:span text:style-name="T9">Reset</text:span></text:p>
            <text:p text:style-name="P2"><text:span text:style-name="T9">M5</text:span></text:p>
          </draw:text-box>
        </draw:frame>
        <draw:line draw:style-name="gr3" draw:text-style-name="P2" draw:layer="layout" svg:x1="14.946cm" svg:y1="16.046cm" svg:x2="15.495cm" svg:y2="16.046cm">
          <text:p/>
        </draw:line>
        <draw:line draw:style-name="gr3" draw:text-style-name="P2" draw:layer="layout" svg:x1="15.495cm" svg:y1="15.75cm" svg:x2="15.495cm" svg:y2="16.341cm">
          <text:p/>
        </draw:line>
        <draw:line draw:style-name="gr3" draw:text-style-name="P2" draw:layer="layout" svg:x1="15.724cm" svg:y1="15.75cm" svg:x2="15.724cm" svg:y2="16.341cm">
          <text:p/>
        </draw:line>
        <draw:line draw:style-name="gr3" draw:text-style-name="P2" draw:layer="layout" svg:x1="15.723cm" svg:y1="16.046cm" svg:x2="16.672cm" svg:y2="16.046cm">
          <text:p/>
        </draw:line>
        <draw:line draw:style-name="gr3" draw:text-style-name="P2" draw:layer="layout" svg:x1="16.672cm" svg:y1="15.75cm" svg:x2="16.672cm" svg:y2="16.341cm">
          <text:p/>
        </draw:line>
        <draw:line draw:style-name="gr3" draw:text-style-name="P2" draw:layer="layout" svg:x1="16.901cm" svg:y1="15.75cm" svg:x2="16.901cm" svg:y2="16.341cm">
          <text:p/>
        </draw:line>
        <draw:line draw:style-name="gr3" draw:text-style-name="P2" draw:layer="layout" svg:x1="16.902cm" svg:y1="16.046cm" svg:x2="17.952cm" svg:y2="16.046cm">
          <text:p/>
        </draw:line>
        <draw:ellipse draw:style-name="gr124" draw:text-style-name="P2" draw:layer="layout" svg:width="0.85cm" svg:height="0.9cm" svg:x="17.95cm" svg:y="15.6cm">
          <text:p/>
        </draw:ellipse>
        <draw:line draw:style-name="gr3" draw:text-style-name="P2" draw:layer="layout" svg:x1="18.823cm" svg:y1="16.046cm" svg:x2="19.523cm" svg:y2="16.046cm">
          <text:p/>
        </draw:line>
        <draw:rect draw:style-name="gr125" draw:text-style-name="P2" draw:layer="layout" svg:width="0.4cm" svg:height="1.25cm" svg:x="18.18cm" svg:y="15.5cm">
          <text:p/>
        </draw:rect>
        <draw:ellipse draw:style-name="gr124" draw:text-style-name="P2" draw:layer="layout" svg:width="0.85cm" svg:height="0.9cm" svg:x="17.951cm" svg:y="16.5cm">
          <text:p/>
        </draw:ellipse>
        <draw:line draw:style-name="gr3" draw:text-style-name="P2" draw:layer="layout" svg:x1="18.824cm" svg:y1="16.946cm" svg:x2="19.524cm" svg:y2="16.946cm">
          <text:p/>
        </draw:line>
        <draw:rect draw:style-name="gr125" draw:text-style-name="P2" draw:layer="layout" svg:width="0.4cm" svg:height="1.25cm" svg:x="18.181cm" svg:y="16.4cm">
          <text:p/>
        </draw:rect>
        <draw:line draw:style-name="gr3" draw:text-style-name="P2" draw:layer="layout" svg:x1="17.95cm" svg:y1="16.95cm" svg:x2="17.65cm" svg:y2="16.95cm">
          <text:p/>
        </draw:line>
        <draw:line draw:style-name="gr3" draw:text-style-name="P2" draw:layer="layout" svg:x1="17.65cm" svg:y1="16.03cm" svg:x2="17.65cm" svg:y2="16.95cm">
          <text:p/>
        </draw:line>
        <draw:rect draw:style-name="gr125" draw:text-style-name="P2" draw:layer="layout" svg:width="0.4cm" svg:height="1.25cm" svg:x="18.18cm" svg:y="17.301cm">
          <text:p/>
        </draw:rect>
        <draw:frame draw:style-name="gr126" draw:text-style-name="P13" draw:layer="layout" svg:width="0.938cm" svg:height="0.603cm" svg:x="15.162cm" svg:y="16.25cm">
          <draw:text-box>
            <text:p><text:span text:style-name="T8">M6</text:span></text:p>
          </draw:text-box>
        </draw:frame>
        <draw:frame draw:style-name="gr127" draw:text-style-name="P13" draw:layer="layout" svg:width="0.769cm" svg:height="0.603cm" svg:x="16.362cm" svg:y="16.251cm">
          <draw:text-box>
            <text:p><text:span text:style-name="T8">I4</text:span></text:p>
          </draw:text-box>
        </draw:frame>
        <draw:frame draw:style-name="gr128" draw:text-style-name="P14" draw:layer="layout" svg:width="0.98cm" svg:height="0.955cm" svg:x="18cm" svg:y="15.65cm">
          <draw:text-box>
            <text:p><text:span text:style-name="T9">Set</text:span></text:p>
            <text:p text:style-name="P2"><text:span text:style-name="T9">M7</text:span></text:p>
          </draw:text-box>
        </draw:frame>
        <draw:frame draw:style-name="gr129" draw:text-style-name="P15" draw:layer="layout" svg:width="1.35cm" svg:height="1.307cm" svg:x="17.8cm" svg:y="16.551cm">
          <draw:text-box>
            <text:p text:style-name="P2"><text:span text:style-name="T9">Reset</text:span></text:p>
            <text:p text:style-name="P2"><text:span text:style-name="T9">M6</text:span></text:p>
          </draw:text-box>
        </draw:frame>
        <draw:line draw:style-name="gr3" draw:text-style-name="P2" draw:layer="layout" svg:x1="14.946cm" svg:y1="17.846cm" svg:x2="15.495cm" svg:y2="17.846cm">
          <text:p/>
        </draw:line>
        <draw:line draw:style-name="gr3" draw:text-style-name="P2" draw:layer="layout" svg:x1="15.495cm" svg:y1="17.55cm" svg:x2="15.495cm" svg:y2="18.141cm">
          <text:p/>
        </draw:line>
        <draw:line draw:style-name="gr3" draw:text-style-name="P2" draw:layer="layout" svg:x1="15.724cm" svg:y1="17.55cm" svg:x2="15.724cm" svg:y2="18.141cm">
          <text:p/>
        </draw:line>
        <draw:line draw:style-name="gr3" draw:text-style-name="P2" draw:layer="layout" svg:x1="15.723cm" svg:y1="17.846cm" svg:x2="16.672cm" svg:y2="17.846cm">
          <text:p/>
        </draw:line>
        <draw:line draw:style-name="gr3" draw:text-style-name="P2" draw:layer="layout" svg:x1="16.672cm" svg:y1="17.55cm" svg:x2="16.672cm" svg:y2="18.141cm">
          <text:p/>
        </draw:line>
        <draw:line draw:style-name="gr3" draw:text-style-name="P2" draw:layer="layout" svg:x1="16.901cm" svg:y1="17.55cm" svg:x2="16.901cm" svg:y2="18.141cm">
          <text:p/>
        </draw:line>
        <draw:line draw:style-name="gr3" draw:text-style-name="P2" draw:layer="layout" svg:x1="16.902cm" svg:y1="17.846cm" svg:x2="17.952cm" svg:y2="17.846cm">
          <text:p/>
        </draw:line>
        <draw:ellipse draw:style-name="gr124" draw:text-style-name="P2" draw:layer="layout" svg:width="0.85cm" svg:height="0.9cm" svg:x="17.95cm" svg:y="17.4cm">
          <text:p/>
        </draw:ellipse>
        <draw:line draw:style-name="gr3" draw:text-style-name="P2" draw:layer="layout" svg:x1="18.823cm" svg:y1="17.846cm" svg:x2="19.523cm" svg:y2="17.846cm">
          <text:p/>
        </draw:line>
        <draw:rect draw:style-name="gr125" draw:text-style-name="P2" draw:layer="layout" svg:width="0.4cm" svg:height="1.25cm" svg:x="18.18cm" svg:y="17.3cm">
          <text:p/>
        </draw:rect>
        <draw:ellipse draw:style-name="gr124" draw:text-style-name="P2" draw:layer="layout" svg:width="0.85cm" svg:height="0.9cm" svg:x="17.951cm" svg:y="18.3cm">
          <text:p/>
        </draw:ellipse>
        <draw:line draw:style-name="gr3" draw:text-style-name="P2" draw:layer="layout" svg:x1="18.824cm" svg:y1="18.746cm" svg:x2="19.524cm" svg:y2="18.746cm">
          <text:p/>
        </draw:line>
        <draw:rect draw:style-name="gr125" draw:text-style-name="P2" draw:layer="layout" svg:width="0.4cm" svg:height="1.25cm" svg:x="18.181cm" svg:y="18.2cm">
          <text:p/>
        </draw:rect>
        <draw:line draw:style-name="gr3" draw:text-style-name="P2" draw:layer="layout" svg:x1="17.95cm" svg:y1="18.75cm" svg:x2="17.65cm" svg:y2="18.75cm">
          <text:p/>
        </draw:line>
        <draw:line draw:style-name="gr3" draw:text-style-name="P2" draw:layer="layout" svg:x1="17.65cm" svg:y1="17.83cm" svg:x2="17.65cm" svg:y2="18.75cm">
          <text:p/>
        </draw:line>
        <draw:frame draw:style-name="gr126" draw:text-style-name="P13" draw:layer="layout" svg:width="0.938cm" svg:height="0.603cm" svg:x="15.162cm" svg:y="18.05cm">
          <draw:text-box>
            <text:p><text:span text:style-name="T8">M7</text:span></text:p>
          </draw:text-box>
        </draw:frame>
        <draw:frame draw:style-name="gr127" draw:text-style-name="P13" draw:layer="layout" svg:width="0.769cm" svg:height="0.603cm" svg:x="16.362cm" svg:y="18.051cm">
          <draw:text-box>
            <text:p><text:span text:style-name="T8">I1</text:span></text:p>
          </draw:text-box>
        </draw:frame>
        <draw:frame draw:style-name="gr128" draw:text-style-name="P14" draw:layer="layout" svg:width="0.98cm" svg:height="0.955cm" svg:x="18cm" svg:y="17.45cm">
          <draw:text-box>
            <text:p><text:span text:style-name="T9">Set</text:span></text:p>
            <text:p text:style-name="P2"><text:span text:style-name="T9">M0</text:span></text:p>
          </draw:text-box>
        </draw:frame>
        <draw:frame draw:style-name="gr129" draw:text-style-name="P15" draw:layer="layout" svg:width="1.35cm" svg:height="1.307cm" svg:x="17.8cm" svg:y="18.451cm">
          <draw:text-box>
            <text:p text:style-name="P2"><text:span text:style-name="T9">Reset</text:span></text:p>
            <text:p text:style-name="P2"><text:span text:style-name="T9">M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5T21:44:22.50</meta:creation-date>
    <dc:date>2014-12-15T21:46:13.51</dc:date>
    <meta:editing-duration>PT1M51S</meta:editing-duration>
    <meta:editing-cycles>1</meta:editing-cycles>
    <meta:generator>OpenOffice/4.1.1$Win32 OpenOffice.org_project/411m6$Build-9775</meta:generator>
    <meta:document-statistic meta:object-count="336"/>
  </office:meta>
</office:document-meta>
</file>